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5T15:22:02.015439587</dc:date>
    <meta:editing-duration>PT3M22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627905195293136">
                <text:p>0.0627905195293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0627905195293128">
                <text:p>0.06279051952931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425779291565074">
                <text:p>-0.4257792915650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0627905195293125">
                <text:p>0.0627905195293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0627905195293119">
                <text:p>0.06279051952931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42577929156507">
                <text:p>-0.425779291565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92977648588825">
                <text:p>-0.929776485888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425779291565074">
                <text:p>-0.4257792915650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187381314585728">
                <text:p>-0.1873813145857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0627905195293087">
                <text:p>0.06279051952930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876306680043862">
                <text:p>0.8763066800438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728968627421414">
                <text:p>0.7289686274214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535826794978995">
                <text:p>0.5358267949789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0627905195293139">
                <text:p>0.06279051952931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425779291565076">
                <text:p>-0.4257792915650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637423989748692">
                <text:p>-0.6374239897486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425779291565075">
                <text:p>-0.4257792915650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187381314585728">
                <text:p>-0.1873813145857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0627905195293085">
                <text:p>0.06279051952930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876306680043862">
                <text:p>0.8763066800438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